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3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56edec"/>
    </style:style>
    <style:style style:name="P55" style:family="paragraph" style:parent-style-name="Standard">
      <style:paragraph-properties fo:text-align="start" style:justify-single-word="false"/>
      <style:text-properties officeooo:paragraph-rsid="00655e3a"/>
    </style:style>
    <style:style style:name="P56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7f5d12"/>
    </style:style>
    <style:style style:name="T68" style:family="text">
      <style:text-properties officeooo:rsid="008ce3d1"/>
    </style:style>
    <style:style style:name="T69" style:family="text">
      <style:text-properties officeooo:rsid="0094f18a"/>
    </style:style>
    <style:style style:name="T70" style:family="text">
      <style:text-properties officeooo:rsid="009f16bf"/>
    </style:style>
    <style:style style:name="T71" style:family="text">
      <style:text-properties officeooo:rsid="00a1eed0"/>
    </style:style>
    <style:style style:name="T72" style:family="text">
      <style:text-properties officeooo:rsid="00aacc1c"/>
    </style:style>
    <style:style style:name="T73" style:family="text">
      <style:text-properties officeooo:rsid="00ac63e5"/>
    </style:style>
    <style:style style:name="T74" style:family="text">
      <style:text-properties officeooo:rsid="00ad986e"/>
    </style:style>
    <style:style style:name="T75" style:family="text">
      <style:text-properties officeooo:rsid="00ade013"/>
    </style:style>
    <style:style style:name="T76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<text:span text:style-name="T67">BambooBSC i</text:span>nstall</text:p>
      <text:p text:style-name="P4"/>
      <text:p text:style-name="P1"/>
      <text:p text:style-name="P15">author: Bill chen</text:p>
      <text:p text:style-name="P15">contact: chen.xin.nien@gmail.com</text:p>
      <text:p text:style-name="P1"/>
      <text:p text:style-name="P3">Quick <text:span text:style-name="T70">view</text:span>:</text:p>
      <text:p text:style-name="P2">Linux: <text:a xlink:type="simple" xlink:href="https://github.com/billchen198318/bamboobsc#run-on-raspberry-pi-2"><text:span text:style-name="T76">https://github.com/billchen198318/bamboobsc#run-on-raspberry-pi-2</text:span></text:a></text:p>
      <text:p text:style-name="P1"/>
      <text:p text:style-name="P2">Windows: <text:a xlink:type="simple" xlink:href="https://www.youtube.com/watch?v=pM3q9udreDo"><text:span text:style-name="T76">https://www.youtube.com/watch?v=pM3q9udreDo</text:span></text:a></text:p>
      <text:p text:style-name="P1"/>
      <text:p text:style-name="P1"/>
      <text:p text:style-name="P14"><text:soft-page-break/>System required</text:p>
      <text:p text:style-name="P45">A. <text:span text:style-name="T13">JDK8</text:span> <text:span text:style-name="T31">( jdk8 is required )</text:span></text:p>
      <text:p text:style-name="P45">B. MySQL <text:span text:style-name="T34">5.5 or later ( bambooBSC 0.6 need MySQL 5.6 or later )</text:span></text:p>
      <text:p text:style-name="P13"/>
      <text:p text:style-name="P12"/>
      <text:p text:style-name="P11">1. <text:span text:style-name="T2">DataBase</text:span> <text:span text:style-name="T1">setup</text:span></text:p>
      <text:p text:style-name="P5"><text:tab/></text:p>
      <text:p text:style-name="P5"><text:tab/><text:span text:style-name="T3">a. first install </text:span><text:span text:style-name="T5">MySQL Server</text:span></text:p>
      <text:p text:style-name="P6"><text:span text:style-name="T9"><text:tab/>b. config </text:span><text:span text:style-name="T15">max_allowed_packet=16M</text:span></text:p>
      <text:p text:style-name="P7"><text:span text:style-name="T9"><text:tab/></text:span><text:span text:style-name="T10">c. config </text:span><text:span text:style-name="T14">lower_case_table_names = 1</text:span></text:p>
      <text:p text:style-name="P6"/>
      <text:p text:style-name="P6"/>
      <text:p text:style-name="P6"><text:tab/><text:span text:style-name="T28">example for my.ini ( my.cnf )</text:span></text:p>
      <text:p text:style-name="P6"/>
      <text:p text:style-name="P46"><text:tab/>[mysqld]</text:p>
      <text:p text:style-name="P48"><text:tab/>max_allowed_packet=16M</text:p>
      <text:p text:style-name="P49"><text:tab/>lower_case_table_names = 1</text:p>
      <text:p text:style-name="P8"/>
      <text:p text:style-name="P9"><text:span text:style-name="T10"><text:tab/></text:span><text:span text:style-name="T11">d. import bbcore.sql to DataBase</text:span></text:p>
      <text:p text:style-name="P9"><text:span text:style-name="T11"><text:tab/># </text:span><text:span text:style-name="T16">mysql -u root -p</text:span></text:p>
      <text:p text:style-name="P9"><text:span text:style-name="T11"><text:tab/>MYSQL&gt; </text:span><text:span text:style-name="T16">create database bbcore;</text:span></text:p>
      <text:p text:style-name="P9"><text:span text:style-name="T16"><text:tab/></text:span><text:span text:style-name="T11">MYSQL&gt; </text:span><text:span text:style-name="T16">exit;</text:span></text:p>
      <text:p text:style-name="P9"><text:span text:style-name="T11"><text:tab/># </text:span><text:span text:style-name="T16">mysql bbcore -u root -p &lt; bbcore.sql</text:span></text:p>
      <text:p text:style-name="P9"/>
      <text:p text:style-name="P9"/>
      <text:p text:style-name="P58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0"/>
      <text:p text:style-name="P9"/>
      <text:p text:style-name="P9"/>
      <text:p text:style-name="P28"><text:soft-page-break/><text:span text:style-name="T29">2</text:span>. <text:span text:style-name="T29">Config settings file</text:span></text:p>
      <text:p text:style-name="P17"><text:tab/><text:span text:style-name="T30">a. modify apache-tomcat-7.0.64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7"><text:tab/><text:span text:style-name="T30">b. modify apache-tomcat-7.0.64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8"><text:tab/><text:span text:style-name="T35">c. modify apache-tomcat-7.0.64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19"><text:span text:style-name="T35"><text:tab/>d. modify apache-tomcat-7.0.64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3"/>
      <text:p text:style-name="P16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2"/>
      <text:p text:style-name="P16"/>
      <text:p text:style-name="P29">3. Start</text:p>
      <text:p text:style-name="P29"/>
      <text:p text:style-name="P29"><text:tab/><text:span text:style-name="T58">Windows:</text:span></text:p>
      <text:p text:style-name="P56"><text:tab/>apache-tomcat-7.0.64\bin\catalina.bat run</text:p>
      <text:p text:style-name="P23"><text:tab/>or</text:p>
      <text:p text:style-name="P23"><text:tab/><text:span text:style-name="T4">apache-tomcat-7.0.64\bin\startup.bat</text:span></text:p>
      <text:p text:style-name="P23"/>
      <text:p text:style-name="P23"><text:span text:style-name="T4"><text:tab/></text:span><text:span text:style-name="T64">Linux / *BSD:</text:span></text:p>
      <text:p text:style-name="P24"><text:tab/><text:span text:style-name="T4">apache-tomcat-7.0.64/bin/</text:span><text:span text:style-name="T6">startup.sh</text:span></text:p>
      <text:p text:style-name="P57"><text:tab/></text:p>
      <text:p text:style-name="P23"/>
      <text:p text:style-name="P30">4. Open the Web <text:span text:style-name="T68">( </text:span><text:span text:style-name="T59">If the server IP-Address is 127.0.0.1 and PORT is 8080</text:span><text:span text:style-name="T68"> )</text:span></text:p>
      <text:p text:style-name="P25"><text:tab/>input url</text:p>
      <text:p text:style-name="P25"><text:tab/><text:span text:style-name="T38">http://127.0.0.1:8080/core-web/pages/way.jsp</text:span></text:p>
      <text:p text:style-name="P25"><text:tab/></text:p>
      <text:p text:style-name="P27"><text:tab/>if way.jsp cannot redirect to login page. change 127.0.0.1:8080/core-web/index.action</text:p>
      <text:p text:style-name="P25"><text:tab/>http://<text:span text:style-name="T37">127.0.0.1</text:span>:8080/core-web/index.action </text:p>
      <text:p text:style-name="P25"/>
      <text:p text:style-name="P25"/>
      <text:p text:style-name="P26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7"/>
      <text:p text:style-name="P50"/>
      <text:p text:style-name="P50"><text:soft-page-break/></text:p>
      <text:p text:style-name="P32"><text:span text:style-name="T32">5</text:span>. <text:span text:style-name="T36">Login account</text:span></text:p>
      <text:p text:style-name="P42"><text:tab/>administrator user <text:s text:c="33"/><text:tab/><text:span text:style-name="T69">hr manger ( same power user, but can delete account )</text:span></text:p>
      <text:p text:style-name="P41"><text:tab/><text:span text:style-name="T32">account: </text:span><text:span text:style-name="T61">admin<text:tab/><text:tab/><text:tab/><text:tab/><text:tab/><text:tab/><text:tab/></text:span><text:span text:style-name="T69">account:</text:span><text:span text:style-name="T63"> tiffany</text:span></text:p>
      <text:p text:style-name="P40"><text:tab/><text:span text:style-name="T32">password: </text:span><text:span text:style-name="T61">admin99<text:tab/><text:tab/><text:tab/><text:tab/><text:tab/><text:tab/></text:span><text:span text:style-name="T69">password:</text:span><text:span text:style-name="T63"> tiffany</text:span></text:p>
      <text:p text:style-name="P40"/>
      <text:p text:style-name="P40"><text:tab/><text:span text:style-name="T36">default user(power user)<text:tab/><text:tab/><text:tab/><text:tab/> <text:s text:c="4"/>sales ( only view , can input measure-data and enter 360 project score )</text:span></text:p>
      <text:p text:style-name="P40"><text:tab/><text:span text:style-name="T33">account: </text:span><text:span text:style-name="T62">tester<text:tab/><text:tab/><text:tab/><text:tab/><text:tab/><text:tab/><text:tab/></text:span><text:span text:style-name="T69">account: </text:span><text:span text:style-name="T63">steven</text:span></text:p>
      <text:p text:style-name="P40"><text:tab/><text:span text:style-name="T33">password: </text:span><text:span text:style-name="T62">tester<text:tab/><text:tab/><text:tab/><text:tab/><text:tab/><text:tab/><text:tab/></text:span><text:span text:style-name="T69">password:</text:span><text:span text:style-name="T63"> steven</text:span></text:p>
      <text:p text:style-name="P31"/>
      <text:p text:style-name="P31"/>
      <text:p text:style-name="P31"/>
      <text:p text:style-name="P55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0">1. click Application site item for menu</text:p>
      <text:p text:style-name="P20">2. Query <text:span text:style-name="T52">( figure 6-1 )</text:span></text:p>
      <text:p text:style-name="P21">3. click modify icons <text:span text:style-name="T52">( figure 6-1 )</text:span></text:p>
      <text:p text:style-name="P20"/>
      <text:p text:style-name="P20"/>
      <text:p text:style-name="P54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2">and click <text:span text:style-name="T13">Save. </text:span><text:span text:style-name="T53">( figure 6-2 )</text:span></text:p>
      <text:p text:style-name="P33"/>
      <text:p text:style-name="P33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3"/>
      <text:p text:style-name="P33"/>
      <text:p text:style-name="P33"><text:bookmark text:name="result_box"/><text:span text:style-name="T45">Need to change the settings, including</text:span> </text:p>
      <text:p text:style-name="P34"><text:tab/>A. <text:span text:style-name="T13">CORE</text:span></text:p>
      <text:p text:style-name="P34"><text:tab/>B. <text:span text:style-name="T13">BSC</text:span></text:p>
      <text:p text:style-name="P34"><text:tab/>C. <text:span text:style-name="T13">QCHARTS</text:span></text:p>
      <text:p text:style-name="P33"/>
      <text:p text:style-name="P33"/>
      <text:p text:style-name="P33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3"/>
      <text:p text:style-name="P33"/>
      <text:p text:style-name="P33"><text:soft-page-break/></text:p>
      <text:p text:style-name="P33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3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3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3"/>
      <text:p text:style-name="P33"><text:soft-page-break/></text:p>
      <text:p text:style-name="P33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text:soft-page-break/>7. User lost account password</text:p>
      <text:p text:style-name="P44"><text:span text:style-name="T73">command script file in</text:span> WEB-INF\classes<text:span text:style-name="T72">\</text:span></text:p>
      <text:p text:style-name="P44"/>
      <text:p text:style-name="P38">command: </text:p>
      <text:p text:style-name="P43">lost_password 1 <text:span text:style-name="T4">account-</text:span><text:span text:style-name="T8">id</text:span></text:p>
      <text:p text:style-name="P36"/>
      <text:p text:style-name="P38"><text:span text:style-name="T71">L</text:span>inux: </text:p>
      <text:p text:style-name="P51">lost_password.sh</text:p>
      <text:p text:style-name="P51"/>
      <text:p text:style-name="P38">Windows: </text:p>
      <text:p text:style-name="P51">lost_password.bat</text:p>
      <text:p text:style-name="P59"/>
      <text:p text:style-name="P37">example <text:span text:style-name="T75">generate</text:span> <text:span text:style-name="T74">new password for </text:span>account tester: <text:span text:style-name="T55">lost_password 1 tester</text:span></text:p>
      <text:p text:style-name="P35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6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9-25T09:10:43.071000000</dc:date>
    <meta:editing-duration>PT1H29M45S</meta:editing-duration>
    <meta:editing-cycles>164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408" meta:character-count="3342" meta:non-whitespace-character-count="2817"/>
  </office:meta>
</office:document-meta>
</file>